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family-generic="modern" style:font-pitch="fixed"/>
    <style:font-face style:name="cmex10" svg:font-family="cmex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name-complex="Arial"/>
    </style:style>
    <style:style style:name="P2" style:family="paragraph" style:parent-style-name="Standard">
      <style:paragraph-properties fo:text-align="justify" style:justify-single-word="false"/>
      <style:text-properties style:font-name="Arial" fo:font-weight="bold" style:font-weight-asian="bold" style:font-name-complex="Arial"/>
    </style:style>
    <style:style style:name="P3" style:family="paragraph" style:parent-style-name="Standard">
      <style:paragraph-properties fo:text-align="justify" style:justify-single-word="false"/>
      <style:text-properties style:font-name="Arial" style:font-name-complex="Arial"/>
    </style:style>
    <style:style style:name="P4" style:family="paragraph" style:parent-style-name="Standard">
      <style:paragraph-properties fo:text-align="justify" style:justify-single-word="false"/>
      <style:text-properties style:font-name="Arial" fo:language="en" fo:country="US" style:font-name-complex="Arial"/>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text-align="justify" style:justify-single-word="false" fo:text-indent="0.4917in" style:auto-text-indent="false"/>
    </style:style>
    <style:style style:name="P7" style:family="paragraph" style:parent-style-name="Standard">
      <style:paragraph-properties fo:margin-left="0in" fo:margin-right="0in" fo:text-align="justify" style:justify-single-word="false" fo:text-indent="0.4917in" style:auto-text-indent="false"/>
      <style:text-properties style:font-name="Arial" fo:language="en" fo:country="US" style:font-name-complex="Arial"/>
    </style:style>
    <style:style style:name="P8" style:family="paragraph" style:parent-style-name="Standard">
      <style:paragraph-properties fo:text-align="justify" style:justify-single-word="false"/>
      <style:text-properties style:font-name="Arial" style:font-name-complex="Arial"/>
    </style:style>
    <style:style style:name="P9" style:family="paragraph" style:parent-style-name="Standard" style:list-style-name="L1">
      <style:paragraph-properties fo:text-align="justify" style:justify-single-word="false"/>
      <style:text-properties style:font-name="Arial" style:font-name-complex="Arial"/>
    </style:style>
    <style:style style:name="P10" style:family="paragraph" style:parent-style-name="Standard" style:list-style-name="L1">
      <style:paragraph-properties fo:text-align="justify" style:justify-single-word="false"/>
      <style:text-properties style:font-name="Arial" style:font-name-complex="Arial"/>
    </style:style>
    <style:style style:name="P11" style:family="paragraph" style:parent-style-name="Standard" style:list-style-name="L1">
      <style:paragraph-properties fo:text-align="justify" style:justify-single-word="false"/>
      <style:text-properties style:font-name="Arial" style:font-name-complex="Arial"/>
    </style:style>
    <style:style style:name="P12"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13" style:family="paragraph" style:parent-style-name="Standard">
      <style:paragraph-properties fo:text-align="center" style:justify-single-word="false"/>
      <style:text-properties style:font-name="Arial" fo:font-weight="bold" style:font-weight-asian="bold" style:font-name-complex="Arial"/>
    </style:style>
    <style:style style:name="P14" style:family="paragraph" style:parent-style-name="Standard">
      <style:paragraph-properties fo:text-align="center" style:justify-single-word="false" fo:break-before="page"/>
      <style:text-properties style:font-name="Arial" fo:font-weight="bold" style:font-weight-asian="bold" style:font-name-complex="Arial" style:font-weight-complex="bold"/>
    </style:style>
    <style:style style:name="P15" style:family="paragraph" style:parent-style-name="Standard">
      <style:paragraph-properties fo:margin-left="0.4917in" fo:margin-right="0in" fo:text-align="justify" style:justify-single-word="false" fo:text-indent="0in" style:auto-text-indent="false"/>
      <style:text-properties style:font-name="Arial" style:font-name-complex="Arial"/>
    </style:style>
    <style:style style:name="P16" style:family="paragraph" style:parent-style-name="Standard" style:master-page-name="Standard">
      <style:paragraph-properties fo:text-align="center" style:justify-single-word="false" style:page-number="auto"/>
      <style:text-properties style:font-name="Arial" fo:font-size="24pt" fo:font-weight="bold" style:font-size-asian="24pt" style:font-weight-asian="bold" style:font-name-complex="Arial" style:font-size-complex="24pt"/>
    </style:style>
    <style:style style:name="T1" style:family="text">
      <style:text-properties style:font-name="Arial" style:font-name-complex="Arial"/>
    </style:style>
    <style:style style:name="T2" style:family="text">
      <style:text-properties style:font-name="Arial" fo:language="en" fo:country="US" style:font-name-complex="Arial"/>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UDITORIA pre1.0-1 Y RESPUESTA</text:p>
      <text:p text:style-name="P1"/>
      <text:p text:style-name="P1">I. AUDITORIA DE SEGURIDAD A LAS FUENTES DE SIVeL DISPONIBLES EN EL CVS EN NOVIEMBRE DE 2007</text:p>
      <text:p text:style-name="P1">(PREVIA A LA PUBLICACIÓN DE LA VERSIÓN 1.0).</text:p>
      <text:p text:style-name="P3"/>
      <text:p text:style-name="P3"/>
      <text:p text:style-name="P3">Julio César Garcés Rios &lt;jgarcesr@unal.edu.co - garcez@linuxmail.org&gt;</text:p>
      <text:p text:style-name="P3">Dominio público</text:p>
      <text:p text:style-name="P3"/>
      <text:p text:style-name="P3">Son reportadas múltiples vulnerabilidades en el aplicativo Web SIVeL, en el mes de Noviembre de 2007, previas a la publicación de la versión 1.0, dichos fallos de seguridad pueden explotarse de forma remota por personas maliciosas para conocer información privada de las bases de datos y atentar contra la integridad de dicha información. Dependiendo de la configuración del servidor podría comprometer el sistema vulnerado con un riesgo altamente crítico.</text:p>
      <text:p text:style-name="P3"/>
      <text:p text:style-name="P3"/>
      <text:p text:style-name="P2">PROCEDIMIENTOS PARA ENCONTRAR LAS FALLAS</text:p>
      <text:p text:style-name="P2"/>
      <text:p text:style-name="P3">- Obtención de variables que son utilizadas como datos de entrada al sistema por parte de los usuarios. Ya que estas son la principal fuente del mal funcionamiento de las aplicaciones hice un análisis inicial muy básico y rápido para reportar cualquier fallo urgente.</text:p>
      <text:p text:style-name="P3"/>
      <text:p text:style-name="P3">El siguiente comando ejecutado en la consola del SO busca dentro del directorio especificado al final y sus subdirectorios, todos los archivos que contengan las líneas con cadenas _GET, _POST, _COOKIE y _REQUEST, mostrando como resultado el archivo y número de línea donde es utilizada dicha cadena:</text:p>
      <text:p text:style-name="P3"/>
      <text:p text:style-name="P4">En Linux:</text:p>
      <text:p text:style-name="P4">[julio@localhost SIVeL]$ <text:s/>grep -r -n -E “_GET|_POST|_COOKIE|_REQUEST“ ./</text:p>
      <text:p text:style-name="P4"/>
      <text:p text:style-name="P4">En Windows:</text:p>
      <text:p text:style-name="P4">c:\SIVeL&gt;grep -n -r "_GET|_POST|_COOKIE|_REQUEST" -d ./</text:p>
      <text:p text:style-name="P4"/>
      <text:p text:style-name="P3">Tomando como base que la directiva de PHP register_globals se encuentra en modo OFF, al ejecutar este comando se obtienen todas las posibles variables de entrada al sistema SIVeL.</text:p>
      <text:p text:style-name="P3"/>
      <text:p text:style-name="P3">- Posteriormente, realicé un seguimiento de las variables de entrada en búsqueda de posibles inyecciones de código SQL, inyecciones HTML o cualquier otra cadena que atente contra la ejecución normal de SIVeL.</text:p>
      <text:p text:style-name="P3"/>
      <text:p text:style-name="P3">- Reportados los fallos que se consideren urgentes, realizo un análisis detallado de cada archivo fuente en busca de fallos de seguridad. </text:p>
      <text:p text:style-name="P3"/>
      <text:p text:style-name="P3"><text:soft-page-break/>- Al encontrar una instrucción o función vulnerable se procede a ejecutar el siguiente comando, estando situado en el directorio donde se encuentran las fuentes de SIVeL:</text:p>
      <text:p text:style-name="P3"/>
      <text:p text:style-name="P3">En Linux:</text:p>
      <text:p text:style-name="P4">[julio@localhost SIVeL]$ <text:s/>grep -r -n &lt;instruccionVulnerable&gt; ./</text:p>
      <text:p text:style-name="P4"/>
      <text:p text:style-name="P4">En Windows:</text:p>
      <text:p text:style-name="P5"><text:span text:style-name="T2">c:\SIVeL&gt;grep -n </text:span><text:span text:style-name="T1">&lt;instruccionVulnerable&gt;</text:span><text:span text:style-name="T2"> -d ./</text:span></text:p>
      <text:p text:style-name="P4"/>
      <text:p text:style-name="P3">Donde reemplazamos “&lt;instruccionVulnerable&gt;” por la instrucción o función que queremos verificar para determinar en qué script php y línea son utilizadas dichas instrucciones y poder fijar el riesgo y posterior impacto en el sistema.</text:p>
      <text:p text:style-name="P3"/>
      <text:p text:style-name="P3"/>
      <text:p text:style-name="P2">FALLAS ENCONTRADAS Y SOLUCIONES PROPUESTAS</text:p>
      <text:p text:style-name="P3"/>
      <text:p text:style-name="P3"><text:span text:style-name="T3">1.</text:span> <text:s/>La función varEscapa en misc.php:365 es utilizada para escapar los valores de una variable o valores de un arreglo, generalmente se hace uso de esta función para filtrar los valores de las variables recibidas por métodos GET, POST y COOKIE, pero es posible saltar la validación común que se realiza utilizando los caracteres \’ (barra invertida y comilla simple) la función básicamente trata de evitar inyecciones SQL agregando una comilla adicional cuando encuentra una comilla simple, teniendo en cuenta que la instalación de SIVeL utiliza la directiva de seguridad magic_quotes_gpc en modo OFF, entonces es posible haciendo uso de la barra invertida saltar dicha validación, permitiendo inyectar código SQL y realizar consultas totalmente arbitrarias.</text:p>
      <text:p text:style-name="P3"/>
      <text:p text:style-name="P2">Solución:</text:p>
      <text:p text:style-name="P3">Si necesitan tener por alguna razón magic_quotes_gpc desactivado hay que considerar todas las variables enviadas por métodos GET/POST/COOKIE para evitar cualquier inyección, ya sea de código SQL, de código HTML y cualquier tipo de cadenas que modifiquen o atenten contra la ejecución normal de determinados scripts.</text:p>
      <text:p text:style-name="P3"/>
      <text:p text:style-name="P3">Una solución sencilla puede ser cambiar la línea misc.php:376:</text:p>
      <text:p text:style-name="P7">return DB_Common::escapeSimple($v);</text:p>
      <text:p text:style-name="P3">por:</text:p>
      <text:p text:style-name="P3"><text:tab/>$v = htmlspecialchars($v);</text:p>
      <text:p text:style-name="P6"><text:span text:style-name="T2">return</text:span><text:span text:style-name="T2"> (!get_magic_quotes_gpc())?addslashes($v):$v;</text:span></text:p>
      <text:p text:style-name="P4">ó</text:p>
      <text:p text:style-name="P7">return htmlspecialchars($v, ENT_QUOTES);</text:p>
      <text:p text:style-name="P4"/>
      <text:p text:style-name="P3">htmlspecialchars() codificará algunos caracteres especiales a su respectiva entidad HTML para evitar XSS, si se especifica en el segundo parámetro el valor ENT_QUOTES convertirá también las comillas simples. get_magic_quotes_gpc() obtendrá el valor de configuración de las comillas mágicas gpc. Entonces la nueva instrucción retornará el contenido de $v sin cambios si encuentra que está activada magic_quotes_gpc ya que esta directiva escaparía las comillas, de lo contrario retornará el contenido de la <text:soft-page-break/>variable $v pero escapando con una barra invertida los caracteres que afectarían las consultas a bases de datos.</text:p>
      <text:p text:style-name="P3"/>
      <text:p text:style-name="P3"/>
      <text:p text:style-name="P3"><text:span text:style-name="T3">2.</text:span> Si la directiva de php register_globals se encontrara en modo ON, se afectaría gravemente el contenido de cualquier fichero alojado en el servidor esto es posible debido a que en el script “salidartf.php” en la línea 11 abre en modo escritura el archivo especificado en la variable “$archivortf” y siendo posible modificar de forma arbitraria el contenido de dicha variable podría ser utilizada por un atacante para cambiar por completo el contenido de archivos de configuración del servidor o dejar inservibles scripts de SIVeL.</text:p>
      <text:p text:style-name="P3"/>
      <text:p text:style-name="P2">Solución:</text:p>
      <text:p text:style-name="P3">Si no se cuenta con la directiva de php register_globals en modo OFF hay que evitar en lo posible que los usuarios puedan modificar el contenido de la variable $archivortf, esta variable debería contener una cadena constante o generada por el servidor, pudiendo ser por ejemplo la fecha y hora en que se genera el archivo.</text:p>
      <text:p text:style-name="P3"/>
      <text:p text:style-name="P3"/>
      <text:p text:style-name="P3"><text:span text:style-name="T3">3.</text:span> Luego de iniciar sesión en la aplicación Web, en la opción Consulta-&gt;”Consulta Externa” los datos ingresados en los formularios de búsqueda son enviados a diferentes scripts que almacenan estas cadenas de búsqueda en la sesión del usuario, este proceso se realiza inmediatamente se recibe la cadena de búsqueda por método POST y sin pasar por algún filtro, los datos guardados en la sesión del usuario son utilizados luego para realizar consultas a la base de datos. Esto permite entonces la inyección de código SQL arbitrario en las cadenas correspondientes a las opciones y campos de búsqueda de los formularios, convirtiéndose en una vulnerabilidad que atentaría no solo contra la información almacenada en la base de datos, sino también contra su estructura.</text:p>
      <text:p text:style-name="P3"/>
      <text:p text:style-name="P2">Solución:</text:p>
      <text:p text:style-name="P3">Hacer uso de la función varEscapa() de misc.php para filtrar todas las cadenas obtenidas de los formularios antes de ser copiadas a la sesión del usuario.</text:p>
      <text:p text:style-name="P3"/>
      <text:p text:style-name="P3"/>
      <text:p text:style-name="P2">DATOS DEL AUDITOR</text:p>
      <text:p text:style-name="P3"/>
      <text:p text:style-name="P3">Estudiante de Octavo Semestre de Administración de Sistemas Informáticos en la Universidad Nacional de Colombia Sede Manizales.</text:p>
      <text:p text:style-name="P3"/>
      <text:p text:style-name="P3"/>
      <text:p text:style-name="P14">II. RESPUESTA DEL EQUIPO DE DESARROLLO DE SIVEL</text:p>
      <text:p text:style-name="P3">Vladimir Támara Patiño. <text:s text:c="3"/><text:a xlink:type="simple" xlink:href="mailto:vtamara@pasosdeJesus.orgD">vtamara@pasosdeJesus.org</text:a> <text:s text:c="3"/>Dominio público</text:p>
      <text:p text:style-name="P3"/>
      <text:p text:style-name="P3">Primero agradecemos a Julio por su valioso tiempo auditando las fuentes de SIVeL, por su solidaridad, <text:s/>por haber descubierto 3 fallas y por su esfuerzo <text:s/>para describir su metodología y hallazgos brevemente pero en detalle y de manera pedagógica.</text:p>
      <text:p text:style-name="P3"/>
      <text:p text:style-name="P3">Con <text:s/>respecto a la frase introductoria:</text:p>
      <text:p text:style-name="P15"><text:span text:style-name="T4">Dependiendo de la configuración del servidor podría comprometer el sistema vulnerado con un riesgo altamente crítico.</text:span></text:p>
      <text:p text:style-name="P3">consideramos que de las 3 fallas encontradas sólo la segunda y bajo condiciones muy especiales podría comprometer un sistema vulnerado. <text:s/>Esta falla sólo podría comprometer críticamente un sistema si el servidor web corriera como el usuario <text:span text:style-name="T6">root</text:span> y tuviera acceso a todo el sistema de archivos. <text:s text:c="3"/>Sin embargo la documentación de SIVeL (ver http://sivel.sf.net) sugiere una configuración basada en OpenBSD con el servidor web corriendo como usuario <text:span text:style-name="T6">www</text:span> y en modo <text:span text:style-name="T6">chroot.</text:span> <text:s text:c="2"/>Para enfatizar nuestras sugerencias, hemos agregado a la documentación: `<text:span text:style-name="T5">El equipo de desarrollo de SIVeL buscará resolver diligentemente todas las fallas de seguridad que se reporten, pero reconoce como fallas de seguridad críticas sólo las que puedan explotarse en la configuración sugerida (i.e la configuración por defecto de la distribución Aprendiendo de Jesús</text:span></text:p>
      <text:p text:style-name="P3"><text:span text:style-name="T5"><text:s/></text:span><text:a xlink:type="simple" xlink:href="http://aprendiendo.pasosdeJesus.org/"><text:span text:style-name="T5">http://aprendiendo.pasosdeJesus.org</text:span></text:a><text:span text:style-name="T5"> ).</text:span>'</text:p>
      <text:p text:style-name="P3"/>
      <text:p text:style-name="P12">SOBRE FALLAS Y SOLUCIONES</text:p>
      <text:p text:style-name="P3"/>
      <text:list text:style-name="L1">
        <text:list-item>
          <text:p text:style-name="P9">Aunque por seguridad recomendamos una configuración para el sistema operativo, motor de base de datos (con PostgreSQL) y ambiente de ejecución, las fuentes de SIVeL buscan ser independientes de plataforma y en particular del motor de base de datos. <text:s text:c="3"/>La solución propuesta por Julio (remplazar \ por \\) es particular para el motor de bases de datos PostgreSQL. <text:s/>En motores como SQLite el carácter '\' no es un caracter de escape y el remplazo <text:s/>introduciría caracteres indeseados en consultas y registros. <text:s/>Por esto preferimos, cuando es posible, implementar la recomendación de <text:span text:style-name="T6">DB</text:span> (ver <text:a xlink:type="simple" xlink:href="http://pear.php.net/package/DB">http://pear.php.net/package/DB</text:a>) y mejorar el uso de la función <text:span text:style-name="T6">escapeSimple</text:span> llamandola como método de objetos instanciados para motores de bases de datos particulares y no como una función estática. Así el remplazo de \ por \\ se hará al usar PostgreSQL o un motor en el que '\' sea carácter de escape, pero no se efectuara en motores como SQLite.</text:p>
        </text:list-item>
        <text:list-item>
          <text:p text:style-name="P9">Antes de la versión 1.0 nos faltaba limpiar mejor las fuentes pues el archivo reportado <text:span text:style-name="T6">salidartf.php</text:span>, que ya fue eliminado, no se empleaba desde 2005. <text:s/>En la configuración sugerida <text:span text:style-name="T6">register-globals</text:span> está desactivado.</text:p>
        </text:list-item>
        <text:list-item>
          <text:p text:style-name="P9">Solucionado. <text:s/>Aclaramos que esta consulta sólo estaba disponible para usuarios autenticados ---a diferencia de “Consulta Web” que no requiere autenticación y no era vulnerable a esta falla pero si a la primera reportada por Jul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cmex10" svg:font-family="cmex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dc:title>AUDITORIA DE SEGURIDAD A LAS FUENTES DE SIVeL DISPONIBLES EN EL</dc:title>
    <meta:initial-creator>Julio</meta:initial-creator>
    <meta:creation-date>2007-11-16T15:31:00</meta:creation-date>
    <dc:creator>Vladimir Tamara Patino</dc:creator>
    <dc:date>2008-01-04T23:27:18</dc:date>
    <meta:editing-cycles>207</meta:editing-cycles>
    <meta:editing-duration>PT10H45M8S</meta:editing-duration>
    <meta:user-defined meta:name="Info 1"/>
    <meta:user-defined meta:name="Info 2"/>
    <meta:user-defined meta:name="Info 3"/>
    <meta:user-defined meta:name="Info 4"/>
    <meta:document-statistic meta:table-count="0" meta:image-count="0" meta:object-count="0" meta:page-count="4" meta:paragraph-count="53" meta:word-count="1428" meta:character-count="9212"/>
  </office:meta>
</office:document-meta>
</file>